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, '?l?r ??fc'" style:font-family-generic="modern"/>
    <style:font-face style:name="Tahoma" svg:font-family="Tahoma" style:font-family-generic="swiss"/>
    <style:font-face style:name="Tahoma1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0mm" style:contextual-spacing="false"/>
      <style:text-properties fo:language="none" fo:country="none" style:language-asian="none" style:country-asian="none"/>
    </style:style>
    <style:style style:name="P2" style:family="paragraph">
      <loext:graphic-properties draw:fill="solid" draw:fill-color="#4f81bd"/>
      <style:paragraph-properties style:writing-mode="lr-tb"/>
    </style:style>
    <style:style style:name="gr1" style:family="graphic">
      <style:graphic-properties draw:stroke="none" draw:fill="solid" draw:fill-color="#4f81bd" draw:textarea-horizontal-align="left" draw:textarea-vertical-align="middle" draw:auto-grow-height="false" fo:min-height="33.51mm" fo:min-width="29.28mm" fo:padding-top="2.29mm" fo:padding-bottom="2.29mm" fo:padding-left="4.41mm" fo:padding-right="4.41mm" fo:wrap-option="wrap" draw:shadow-color="#808080" fo:margin-left="3.19mm" fo:margin-right="3.19mm" fo:margin-top="0mm" fo:margin-bottom="0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char" draw:z-index="0" draw:name="Rectangle 1" draw:style-name="gr1" draw:text-style-name="P2" svg:width="38.11mm" svg:height="38.11mm" svg:x="32.81mm" svg:y="30.96mm">
     <text:p/>
     <draw:enhanced-geometry svg:viewBox="0 0 21600 21600" draw:extrusion="true" draw:extrusion-brightness="15.2587890625%" draw:extrusion-depth="25.4mm 0" draw:extrusion-light-face="true" draw:extrusion-first-light-harsh="true" draw:extrusion-second-light-harsh="false" draw:extrusion-first-light-level="67.138671875%" draw:extrusion-second-light-level="36.62109375%" draw:extrusion-metal="false" draw:extrusion-rotation-angle="-90 0" draw:extrusion-rotation-center="(0 0.25 0)" draw:extrusion-skew="0 0" draw:extrusion-specularity="60.0150037509377%" dr3d:projection="perspective" draw:extrusion-viewpoint="(0mm 0mm 250mm)" draw:extrusion-origin="0 0" draw:extrusion-color="false" draw:type="rectangle" draw:enhanced-path="M 0 0 L 21600 0 21600 21600 0 21600 0 0 Z N"/>
    </draw:custom-shape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, '?l?r ??fc'" style:font-family-generic="modern"/>
    <style:font-face style:name="Tahoma" svg:font-family="Tahoma" style:font-family-generic="swiss"/>
    <style:font-face style:name="Tahoma1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ja" style:country-asian="JP" style:font-name-complex="Tahom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loext:opacity="0%" style:font-name="Liberation Serif" fo:font-size="12pt" fo:language="en" fo:country="US" style:font-name-asian="Arial Unicode MS" style:font-size-asian="10.5pt" style:language-asian="ja" style:country-asian="JP" style:font-name-complex="Tahoma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3.53m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MS Mincho" style:font-family-asian="'MS Mincho', '?l?r ??fc'" style:font-family-generic-asian="modern" style:font-size-asian="11pt" style:language-asian="ja" style:country-asian="JP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Yu Gothic" style:font-family-asian="'Yu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8.01mm" fo:page-height="105mm" style:num-format="1" style:print-orientation="landscape" fo:margin-top="5.01mm" fo:margin-bottom="5.01mm" fo:margin-left="5.01mm" fo:margin-right="5.01mm" fo:background-color="#ffffff" style:writing-mode="lr-tb" style:layout-grid-color="#c0c0c0" style:layout-grid-lines="14" style:layout-grid-base-height="6.35mm" style:layout-grid-ruby-height="0mm" style:layout-grid-mode="none" style:layout-grid-ruby-below="false" style:layout-grid-print="false" style:layout-grid-display="false" style:layout-grid-base-width="3.88mm" style:layout-grid-snap-to="true" draw:fill="solid" draw:fill-color="#ffffff" draw:opacity="0%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/>
    <dc:subject/>
    <meta:keyword/>
    <dc:description/>
    <meta:initial-creator>Regina Henschel</meta:initial-creator>
    <meta:creation-date>2021-11-26T20:49:00</meta:creation-date>
    <dc:creator>Regina Henschel</dc:creator>
    <dc:date>2021-11-26T23:05:56.417000000</dc:date>
    <meta:editing-cycles>4</meta:editing-cycles>
    <meta:editing-duration>PT12M36S</meta:editing-duration>
    <meta:generator>B2020/7.4.0.0.alpha0$Windows_X86_64 LibreOffice_project/e95a808020de12351714965f5656e893d94d50f4</meta:generator>
    <meta:document-statistic meta:table-count="0" meta:image-count="0" meta:object-count="0" meta:page-count="1" meta:paragraph-count="1" meta:word-count="0" meta:character-count="1" meta:non-whitespace-character-count="0"/>
  </office:meta>
</office:document-meta>
</file>